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7be06" officeooo:paragraph-rsid="0017be06" style:font-size-asian="15pt" style:font-size-complex="15pt"/>
    </style:style>
    <style:style style:name="P2" style:family="paragraph" style:parent-style-name="Preformatted_20_Text">
      <style:paragraph-properties fo:break-before="page"/>
      <style:text-properties fo:font-size="15pt" officeooo:rsid="0017be06" officeooo:paragraph-rsid="0017be06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794 新台灣話陳列館</text:p>
        <text:p text:style-name="P1"/>
        <text:p text:style-name="P1">新 臺灣話 陳列館</text:p>
        <text:p text:style-name="P1">Sin <text:s/>Tâi-uân-uē <text:s/>Tîn-lia̍t-kuán</text:p>
        <text:p text:style-name="P1"/>
        <text:p text:style-name="P1">是按怎欲揀這篇：這是 1933 年的白話字文章，</text:p>
        <text:p text:style-name="P1">Sī-án-tsuánn beh kíng tsit phinn: tse sī <text:s/>1993 <text:s/>nî ê pe̍h-uē-jī bûn-tsiong, </text:p>
        <text:p text:style-name="P1"/>
        <text:p text:style-name="P1">彼陣是 日本 時代，</text:p>
        <text:p text:style-name="P1">hit-tsūn sī <text:s/>Ji̍t-pún <text:s/>sî-tāi, </text:p>
        <text:p text:style-name="P1"/>
        <text:p text:style-name="P1">所講的「 國語 」是 日語 、毋是 華語 。</text:p>
        <text:p text:style-name="P1">sóo kóng --ê “ kok-gí ”sī <text:s/>Ji̍t-gí , m̄ sī <text:s/>Huâ-gí . </text:p>
        <text:p text:style-name="P1"/>
        <text:p text:style-name="P1">佇無仝時代，</text:p>
        <text:p text:style-name="P1">Tī bô-kāng sî-tāi, </text:p>
        <text:p text:style-name="P1"/>
        <text:p text:style-name="P1"><text:s/>臺語 對各種語言吸收濟濟詞彙，</text:p>
        <text:p text:style-name="P1"><text:s/>Tâi-gí <text:s/>tuì kok-tsióng gí-giân khip-siu tsē-tsē sû-luī, </text:p>
        <text:p text:style-name="P1"/>
        <text:p text:style-name="P1">成做伊發展的營養分。</text:p>
        <text:p text:style-name="P1">tsiânn-tsò i huat-tián ê îng-ióng-hun. </text:p>
        <text:p text:style-name="P1"/>
        <text:p text:style-name="P1">總是，</text:p>
        <text:p text:style-name="P1">Tsóng--sī, </text:p>
        <text:p text:style-name="P1"/>
        <text:p text:style-name="P1">愛有濟濟人來使用、捷講，</text:p>
        <text:p text:style-name="P1">ài ū tsē-tsē lâng lâi sú-iōng, tsia̍p kóng, </text:p>
        <text:p text:style-name="P1"/>
        <text:p text:style-name="P1"/>
        <text:p text:style-name="P1"/>
        <text:p text:style-name="P1"><text:s/>臺語 才通維持有機的活力，</text:p>
        <text:p text:style-name="P1"><text:s/>Tâi-gí <text:s/>tsiah thang î-tshî iú-ki ê ua̍h-li̍k, </text:p>
        <text:p text:style-name="P1"/>
        <text:p text:style-name="P1">繼續共生湠落去。</text:p>
        <text:p text:style-name="P1">kè-sio̍k kā senn-thuànn --lo̍h-khì.</text:p>
        <text:p text:style-name="P1"/>
        <text:p text:style-name="P1">實在這十數年來，</text:p>
        <text:p text:style-name="P1">Si̍t-tsāi tsit tsa̍p sòo nî lâi, </text:p>
        <text:p text:style-name="P1"/>
        <text:p text:style-name="P1"><text:s/>臺灣話 真大變遷，</text:p>
        <text:p text:style-name="P1"><text:s/>Tâi-uân-uē <text:s/>tsin tuā piàn-tshian,</text:p>
        <text:p text:style-name="P1"/>
        <text:p text:style-name="P1">形式的變換卻是小可，</text:p>
        <text:p text:style-name="P1">hîng-sik ê piàn-uānn khiok sī sió-khuá, </text:p>
        <text:p text:style-name="P1"/>
        <text:p text:style-name="P1">若是內容變換，</text:p>
        <text:p text:style-name="P1">nā-sī luē-iông piàn-uānn, </text:p>
        <text:p text:style-name="P1"/>
        <text:p text:style-name="P1">單語的增加是真大。</text:p>
        <text:p text:style-name="P1">tan-gí ê tsing-ka sī tsin tuā. </text:p>
        <text:p text:style-name="P1"/>
        <text:p text:style-name="P1">設使有 1 个作穡人去山裡蹛 20 年久，</text:p>
        <text:p text:style-name="P1">Siat-sú ū <text:s/>1 <text:s/>ê tsoh-sit-lâng khì suann--lí tuà <text:s/>20 <text:s/>nî kú, </text:p>
        <text:p text:style-name="P1"/>
        <text:p text:style-name="P1">攏無出來，</text:p>
        <text:p text:style-name="P1">lóng bô tshut--lâi, </text:p>
        <text:p text:style-name="P1"/>
        <text:p text:style-name="P1"/>
        <text:p text:style-name="P2">真像 Washington Irving 的小說彼个 Rip Van Winkle 的款，</text:p>
        <text:p text:style-name="P1">tsin tshīunn <text:s/>Washington Irving <text:s/>ê siáu-suat hit ê <text:s/>Rip Van Winkle <text:s/>ê khuán, </text:p>
        <text:p text:style-name="P1"/>
        <text:p text:style-name="P1">後來轉來in厝，</text:p>
        <text:p text:style-name="P1">āu--lâi tńg-lâi in tshù, </text:p>
        <text:p text:style-name="P1"/>
        <text:p text:style-name="P1">伊的囝對伊講：</text:p>
        <text:p text:style-name="P1">i ê kiánn tuì i kóng: </text:p>
        <text:p text:style-name="P1"/>
        <text:p text:style-name="P1">「阿爸，你的貯金已經有 2000 箍，</text:p>
        <text:p text:style-name="P1">“A-pah, lí ê thú-kim í-king ū <text:s/>2000 <text:s/>khoo, </text:p>
        <text:p text:style-name="P1"/>
        <text:p text:style-name="P1">我欲將一部份領出來，</text:p>
        <text:p text:style-name="P1">guá beh tsiong tsi̍t-pōo-hūn niá --tshut-lâi, </text:p>
        <text:p text:style-name="P1"/>
        <text:p text:style-name="P1">紲匯小切手去 臺北 予恁孫做學資金，</text:p>
        <text:p text:style-name="P1">suà huē sió tshiat-tshíu khì <text:s/>Tâi-pak <text:s/>hōo lín sun tsò ha̍k-tsu-kim, </text:p>
        <text:p text:style-name="P1"/>
        <text:p text:style-name="P1">毋知你的都合按怎？」</text:p>
        <text:p text:style-name="P1">m̄ tsai lí ê too-ha̍p án-tsuánn?” </text:p>
        <text:p text:style-name="P1"/>
        <text:p text:style-name="P1">這个老阿公聽了的確真大gông-ngia̍h，</text:p>
        <text:p text:style-name="P1">Tsit ê lāu a-kong thiann-liáu tik-khak tsin tuā gông-ngia̍h, </text:p>
        <text:p text:style-name="P1"/>
        <text:p text:style-name="P1">無齊全明白彼个意思。</text:p>
        <text:p text:style-name="P1">bô tsiâu-tsn̂g bîng-pi̍k hit ê ì-sù. </text:p>
        <text:p text:style-name="P1"/>
        <text:p text:style-name="P1"/>
        <text:p text:style-name="P1">「貯金」是啥物？</text:p>
        <text:p text:style-name="P1">“Thú-kim” sī sím-mi̍h? </text:p>
        <text:p text:style-name="P1"/>
        <text:p text:style-name="P1">「部份」是啥物？</text:p>
        <text:p text:style-name="P1">“Pōo-hūn” sī sím-mi̍h? </text:p>
        <text:p text:style-name="P1"/>
        <text:p text:style-name="P1">「小切手」是啥物？</text:p>
        <text:p text:style-name="P1">“Sió tshiat-tshíu”sī sím-mi̍h? </text:p>
        <text:p text:style-name="P1"/>
        <text:p text:style-name="P1">「學資金」是啥物？</text:p>
        <text:p text:style-name="P1">“Ha̍k-tsu-kim”sī sím-mi̍h?</text:p>
        <text:p text:style-name="P1"/>
        <text:p text:style-name="P1">「都合」是啥物？</text:p>
        <text:p text:style-name="P1">“Too-ha̍p”sī sím-mi̍h? </text:p>
        <text:p text:style-name="P1"/>
        <text:p text:style-name="P1">今，逐家攏知，</text:p>
        <text:p text:style-name="P1">Tann, ta̍k-ke lóng tsai, </text:p>
        <text:p text:style-name="P1"/>
        <text:p text:style-name="P1">這个就是 臺灣 的新話。</text:p>
        <text:p text:style-name="P1">tsit ê tō sī <text:s/>Tâi-uân <text:s/>ê sin uē.</text:p>
        <text:p text:style-name="P1"/>
        <text:p text:style-name="P1">啥事 臺灣話 變遷到遮雄咧？</text:p>
        <text:p text:style-name="P1">Siánn sū <text:s/>Tâi-uân-uē <text:s/>piàn-tshian kàu tsiah hiông --leh? </text:p>
        <text:p text:style-name="P1"/>
        <text:p text:style-name="P1">總講 1 句就是新文明的影響。</text:p>
        <text:p text:style-name="P1">Tsóng kóng <text:s/>1 <text:s/>kù tō sī sin bûn-bîng ê íng-hióng. </text:p>
        <text:p text:style-name="P1"/>
        <text:p text:style-name="P1"><text:s/>帝國 領 臺 以來，</text:p>
        <text:p text:style-name="P1"><text:s/>Tè-kok <text:s/>líng <text:s/>Tâi <text:s/>í-lâi, </text:p>
        <text:p text:style-name="P1"/>
        <text:p text:style-name="P1">新的文明直直入來。</text:p>
        <text:p text:style-name="P1">sin ê bûn-bîng ti̍t-ti̍t ji̍p--lâi. </text:p>
        <text:p text:style-name="P1"/>
        <text:p text:style-name="P1"/>
        <text:p text:style-name="P2">有新的文明，</text:p>
        <text:p text:style-name="P1">Ū sin ê bûn-bîng, </text:p>
        <text:p text:style-name="P1"/>
        <text:p text:style-name="P1">就有新的生活。</text:p>
        <text:p text:style-name="P1">tō ū sin ê sing-ua̍h. </text:p>
        <text:p text:style-name="P1"/>
        <text:p text:style-name="P1">有新的生活，</text:p>
        <text:p text:style-name="P1">Ū sin ê sing-ua̍h, </text:p>
        <text:p text:style-name="P1"/>
        <text:p text:style-name="P1">就有新的思想。</text:p>
        <text:p text:style-name="P1">tō ū sin ê su-sióng. </text:p>
        <text:p text:style-name="P1"/>
        <text:p text:style-name="P1">有新的思想，</text:p>
        <text:p text:style-name="P1">Ū sin ê su-sióng, </text:p>
        <text:p text:style-name="P1"/>
        <text:p text:style-name="P1">就愛有新的話來合伊用。</text:p>
        <text:p text:style-name="P1"><text:span text:style-name="T2">tō ài ū sin ê uē lâi ha̍h i īng.</text:span> </text:p>
        <text:p text:style-name="P1"/>
        <text:p text:style-name="P1">逐國的國語的變遷，</text:p>
        <text:p text:style-name="P1">Ta̍k kok ê kok-gí ê piàn-tshian, </text:p>
        <text:p text:style-name="P1"/>
        <text:p text:style-name="P1">多者攏是對受新的文明來起因的。</text:p>
        <text:p text:style-name="P1">to tsiá lóng sī tuì sīu sin ê bûn-bîng lâi khí-in --ê. </text:p>
        <text:p text:style-name="P1"/>
        <text:p text:style-name="P1"><text:s/>日本 國語，</text:p>
        <text:p text:style-name="P1"><text:s/>Ji̍t-pún <text:s/>kok-gí, </text:p>
        <text:p text:style-name="P1"/>
        <text:p text:style-name="P1">古早受漢字的文明的影響來變遷，</text:p>
        <text:p text:style-name="P1">kóo-tsá sīu hàn-jī ê bûn-bîng ê íng-hióng lâi piàn-tshian, </text:p>
        <text:p text:style-name="P1"/>
        <text:p text:style-name="P1">抑是現代受西洋文明來變遷，</text:p>
        <text:p text:style-name="P1">ia̍h-sī hiān-tāi sīu Se-îunn bûn-bîng lâi piàn-tshian, </text:p>
        <text:p text:style-name="P1"/>
        <text:p text:style-name="P1">就是按呢。</text:p>
        <text:p text:style-name="P1"><text:span text:style-name="T1">tō sī án-ne.</text:span> </text:p>
        <text:p text:style-name="P1"><text:s/>英國 的國語受 Anglo-Saxson ，</text:p>
        <text:p text:style-name="P1"><text:s/>Ing-kok <text:s/>ê kok-gí sīu <text:s/>Anglo-Saxson , </text:p>
        <text:p text:style-name="P1"/>
        <text:p text:style-name="P1"><text:s/>拉丁 ，</text:p>
        <text:p text:style-name="P1"><text:s/>La-ting , </text:p>
        <text:p text:style-name="P1"/>
        <text:p text:style-name="P1"><text:s/>希臘 以及 希伯來 的文明的影響，</text:p>
        <text:p text:style-name="P1"><text:s/>Hi-lia̍p <text:s/>í-ki̍p <text:s/>Hi-pik-lâi <text:s/>ê bûn-bîng ê íng-hióng, </text:p>
        <text:p text:style-name="P1"/>
        <text:p text:style-name="P1">也無毋是按呢。</text:p>
        <text:p text:style-name="P1">iā bô m̄ sī án-ne.</text:p>
        <text:p text:style-name="P1"/>
        <text:p text:style-name="P1">早前新的話拄拄咧欲通行佇 臺灣 的時，</text:p>
        <text:p text:style-name="P1">Tsá-tsîng sin ê uē tú-tú teh-beh thong-hîng tī <text:s/>Tâi-uân <text:s/>ê sî, </text:p>
        <text:p text:style-name="P1"/>
        <text:p text:style-name="P1">有一部份的 守舊派 的人講著阻止。 </text:p>
        <text:p text:style-name="P1">ū tsi̍t-pōo-hūn ê <text:s/>síu-kū-phài <text:s/>ê lâng kóng tio̍h tsóo-tsí. </text:p>
        <text:p text:style-name="P1"/>
        <text:p text:style-name="P1">In講，</text:p>
        <text:p text:style-name="P1">In kóng, </text:p>
        <text:p text:style-name="P1"/>
        <text:p text:style-name="P1">講道理的時閣較毋通用，</text:p>
        <text:p text:style-name="P1">kóng tō-lí ê sî koh-khah m̄-thang īng, </text:p>
        <text:p text:style-name="P1"/>
        <text:p text:style-name="P1">因為驚了人聽袂曉得。</text:p>
        <text:p text:style-name="P1">in-uī kiann liáu lâng thiann bē-hiáu-tit. </text:p>
        <text:p text:style-name="P1"/>
        <text:p text:style-name="P1">總是結局親像水崩坪，</text:p>
        <text:p text:style-name="P1">Tsóng--sī kiat-kio̍k tshin-tshīunn tsuí-pang-phiânn, </text:p>
        <text:p text:style-name="P1"><text:soft-page-break/></text:p>
        <text:p text:style-name="P1">欲阻止也無法得。</text:p>
        <text:p text:style-name="P1">beh tsóo-tsí iā bô-huat--tit. </text:p>
        <text:p text:style-name="P1"/>
        <text:p text:style-name="P1">活的言語實在親像有機的的物：有活命，會長成，會進化。</text:p>
        <text:p text:style-name="P1">Ua̍h ê giân-gí si̍t-tsāi tshin-tshīunn íu-ki-tik ê mi̍h: ū ua̍h-miā, ē tióng-sîng, ē tsìn-huà.</text:p>
        <text:p text:style-name="P1"/>
        <text:p text:style-name="P1">大家攏知遮的新的 臺灣話 ，</text:p>
        <text:p text:style-name="P1">Tāi-ke lóng tsai tsia-ê sin ê <text:s/>Tâi-uân-uē , </text:p>
        <text:p text:style-name="P1"/>
        <text:p text:style-name="P1">較濟攏是對 日本 國語的新字眼來成的。</text:p>
        <text:p text:style-name="P1">khah tsē lóng sī tuì <text:s/>Ji̍t-pún <text:s/>kok-gí ê sin jī-gán lâi tsiânn --ê. </text:p>
        <text:p text:style-name="P1"/>
        <text:p text:style-name="P1">因為遮的字眼原來是漢字，</text:p>
        <text:p text:style-name="P1">In-uī tsia-ê jī-gán guân-lâi sī Hàn-jī, </text:p>
        <text:p text:style-name="P1"/>
        <text:p text:style-name="P1">也干焦換讀音，</text:p>
        <text:p text:style-name="P1">iā kan-ta uānn tho̍k-im, </text:p>
        <text:p text:style-name="P1"/>
        <text:p text:style-name="P1">毋免換字佮意思，</text:p>
        <text:p text:style-name="P1">m̄-bián uānn jī kap ì-sù, </text:p>
        <text:p text:style-name="P1"/>
        <text:p text:style-name="P1">就便便通做 臺灣話 。</text:p>
        <text:p text:style-name="P1">tō piān-piān thang tsò <text:s/>Tâi-uân-uē . </text:p>
        <text:p text:style-name="P1"/>
        <text:p text:style-name="P1">因為按呢，</text:p>
        <text:p text:style-name="P1">In-uī án-ne, </text:p>
        <text:p text:style-name="P1"/>
        <text:p text:style-name="P1">這款的新話流通才會遐緊。</text:p>
        <text:p text:style-name="P1">tsit khuán ê sin uē lîu-thong tsiah ē hiah kín. </text:p>
        <text:p text:style-name="P1"/>
        <text:p text:style-name="P1">總是若欲究勘到真，</text:p>
        <text:p text:style-name="P1">Tsóng--sī nā beh kiù-khàm kàu tsin, </text:p>
        <text:p text:style-name="P1"/>
        <text:p text:style-name="P1">遮的 日本 字眼，</text:p>
        <text:p text:style-name="P1">tsia-ê <text:s/>Ji̍t-pún <text:s/>jī-gán, </text:p>
        <text:p text:style-name="P1"/>
        <text:p text:style-name="P1">雖然是對 Au-lô-pa 話來翻譯的，</text:p>
        <text:p text:style-name="P1">sui-jiân sī uì <text:s/>Au-lô-pa <text:s/>uē lâi huan-i̍k --ê, </text:p>
        <text:p text:style-name="P1"/>
        <text:p text:style-name="P1">猶閣有的是漢文所有的話；</text:p>
        <text:p text:style-name="P1">iáu-koh ū --ê sī Hàn-bûn sóo ū ê uē; </text:p>
        <text:p text:style-name="P1"/>
        <text:p text:style-name="P1">這款的話一下予 臺灣人 有捌漢文的人接著，</text:p>
        <text:p text:style-name="P1">tsit khuán ê uē tsi̍t-ē hōo <text:s/>Tâi-uân-lâng <text:s/>ū bat Hàn-bûn ê lâng tsiap--tio̍h, </text:p>
        <text:p text:style-name="P1"/>
        <text:p text:style-name="P1">就連鞭便便通承受來了解。</text:p>
        <text:p text:style-name="P1">tō liâm-mi piān-piān thang sîng-sīu lâi liáu-kái. </text:p>
        <text:p text:style-name="P1"/>
        <text:p text:style-name="P1">也是因為按呢遮會遐緊通行。</text:p>
        <text:p text:style-name="P1">Iā sī in-uī án-ne tsiah ē hiah kín thong-hîng. </text:p>
        <text:p text:style-name="P1"/>
        <text:p text:style-name="P1">譬論來講，</text:p>
        <text:p text:style-name="P1">Phì-lūn lâi kóng, </text:p>
        <text:p text:style-name="P1"/>
        <text:p text:style-name="P1">「會計」這句話，</text:p>
        <text:p text:style-name="P1">“kuè-kè” tsit kù uē, </text:p>
        <text:p text:style-name="P1"/>
        <text:p text:style-name="P1">原來是漢文，</text:p>
        <text:p text:style-name="P1">guân-lâi sī Hàn-bûn, </text:p>
        <text:p text:style-name="P1"/>
        <text:p text:style-name="P1">毋過毋是 臺灣 的 白話 若定。</text:p>
        <text:p text:style-name="P1">m̄-kú m̄-sī <text:s/>Tâi-uân <text:s/>ê <text:s/>pe̍h-uē <text:s/>nā-tiānn. </text:p>
        <text:p text:style-name="P1"><text:soft-page-break/>今國語用這款做通行的話，</text:p>
        <text:p text:style-name="P1">Tann kok-gí īng tsit khuán tsò thong-hîng ê uē, </text:p>
        <text:p text:style-name="P1"/>
        <text:p text:style-name="P1">一下入著 臺灣人 的耳空，</text:p>
        <text:p text:style-name="P1">tsi̍t-ē ji̍p-tio̍h <text:s/>Tâi-uân-lâng <text:s/>ê hī-khang, </text:p>
        <text:p text:style-name="P1"/>
        <text:p text:style-name="P1">就連鞭也共伊用做通行的新話。</text:p>
        <text:p text:style-name="P1">tō liâm-mi iā kā i īng tsò thong-hîng ê sin uē. </text:p>
        <text:p text:style-name="P1"/>
        <text:p text:style-name="P1">所以若研究這款的新話的時，</text:p>
        <text:p text:style-name="P1">Sóo-í nā gián-kìu tsit khuán ê sin uē ê sî, </text:p>
        <text:p text:style-name="P1"/>
        <text:p text:style-name="P1">用這款語言的研究法來查考，</text:p>
        <text:p text:style-name="P1">īng tsit khuán gí-giân ê gián-kìu-huat lâi tshâ-khó, </text:p>
        <text:p text:style-name="P1"/>
        <text:p text:style-name="P1">就會加生出濟濟的趣味佇咧。</text:p>
        <text:p text:style-name="P1">tō ē ke senn-tshut tsē-tsē ê tshù-bī tī --leh.</text:p>
        <text:p text:style-name="P1"/>
        <text:p text:style-name="P1">毋過也有真重難的點佇咧。</text:p>
        <text:p text:style-name="P1">M̄-kú iā ū tsin tiōng-lân ê tiám tī --leh. </text:p>
        <text:p text:style-name="P1"/>
        <text:p text:style-name="P1">按怎講？</text:p>
        <text:p text:style-name="P1">Án-tsuánn kóng? </text:p>
        <text:p text:style-name="P1"/>
        <text:p text:style-name="P1">因為現在的 臺灣話 無 1 个</text:p>
        <text:p text:style-name="P1">In-uī hiān-tsāi ê <text:s/>Tâi-uân-uē <text:s/>bô <text:s/>1 <text:s/>ê </text:p>
        <text:p text:style-name="P1"/>
        <text:p text:style-name="P1">公定的標準咧量看是通行的話抑毋是。</text:p>
        <text:p text:style-name="P1">kong-tīng ê piau-tsún teh nîu khuànn sī thong-hîng ê uē ia̍h m̄ sī. </text:p>
        <text:p text:style-name="P1"/>
        <text:p text:style-name="P1">大概這款的話，</text:p>
        <text:p text:style-name="P1">Tāi-khài tsit khuán ê uē, </text:p>
        <text:p text:style-name="P1"/>
        <text:p text:style-name="P1">是代先對有捌國語的青年人先通行，</text:p>
        <text:p text:style-name="P1">sī tāi-sing uì ū bat kok-gí ê tshing-liân-lâng sing thong-hîng, </text:p>
        <text:p text:style-name="P1"/>
        <text:p text:style-name="P1">然後才及到一般。</text:p>
        <text:p text:style-name="P1">jiân-āu tsiah ki̍p-kàu it-puann. </text:p>
        <text:p text:style-name="P1"/>
        <text:p text:style-name="P1">毋過彼个通行的程度是到佗位？</text:p>
        <text:p text:style-name="P1">M̄-kú hit ê thong-hîng ê thîng-tōo sī kàu tó-uī? </text:p>
        <text:p text:style-name="P1"/>
        <text:p text:style-name="P1">佗 <text:s/>1 句話，</text:p>
        <text:p text:style-name="P1">Tó <text:s/>1 <text:s/>kù uē, </text:p>
        <text:p text:style-name="P1"/>
        <text:p text:style-name="P1">是有咧通行，</text:p>
        <text:p text:style-name="P1">sī ū teh thong-hîng, </text:p>
        <text:p text:style-name="P1"/>
        <text:p text:style-name="P1">佗 1 句話，</text:p>
        <text:p text:style-name="P1">tó <text:s/>1 <text:s/>kù uē, </text:p>
        <text:p text:style-name="P1"/>
        <text:p text:style-name="P1">是無夠偌通行？</text:p>
        <text:p text:style-name="P1">sī bô-kàu guā thong-hîng? </text:p>
        <text:p text:style-name="P1"/>
        <text:p text:style-name="P1">這攏無當通去測督。</text:p>
        <text:p text:style-name="P1">Tse lóng bô tàng thang khì tshik-tok. </text:p>
        <text:p text:style-name="P1"/>
        <text:p text:style-name="P1"/>
        <text:p text:style-name="P2">所以啥物叫做新話，</text:p>
        <text:p text:style-name="P1">Sóo-í sím-mi̍h kiò-tsò sin uē, </text:p>
        <text:p text:style-name="P1"/>
        <text:p text:style-name="P1">選擇的範圍欲開到偌闊，</text:p>
        <text:p text:style-name="P1">suán-ti̍k ê huān-uî beh khui kàu guā khuah, </text:p>
        <text:p text:style-name="P1"/>
        <text:p text:style-name="P1">抑是欲縮到偌狹，</text:p>
        <text:p text:style-name="P1">ia̍h-sī beh sok kàu guā e̍h, </text:p>
        <text:p text:style-name="P1"/>
        <text:p text:style-name="P1">攏無當通去掠摠。</text:p>
        <text:p text:style-name="P1">lóng bô tàng thang khì lia̍h-tsáng. </text:p>
        <text:p text:style-name="P1"/>
        <text:p text:style-name="P1">又閣這款的新話，</text:p>
        <text:p text:style-name="P1">Īu-koh tsit khuán ê sin uē, </text:p>
        <text:p text:style-name="P1"/>
        <text:p text:style-name="P1">漸漸攏咧加添，</text:p>
        <text:p text:style-name="P1">tsiām-tsiām lóng teh ke-thinn, </text:p>
        <text:p text:style-name="P1"/>
        <text:p text:style-name="P1">無人敢講今仔日無咧通行的新字眼</text:p>
        <text:p text:style-name="P1">bô lâng kánn kóng kin-á-ji̍t bô teh thong-hîng ê sin jī-gán </text:p>
        <text:p text:style-name="P1"/>
        <text:p text:style-name="P1">（ 日本話 的字眼）到明仔日就袂通行。</text:p>
        <text:p text:style-name="P1">( Ji̍t-pún-uē <text:s/>ê jī-gán) kàu bîn-á-ji̍t tō bē thong-hîng. </text:p>
        <text:p text:style-name="P1"/>
        <text:p text:style-name="P1">因為有這款重難的所在，</text:p>
        <text:p text:style-name="P1">In-uī ū tsit khuán tiōng-lân ê sóo-tsāi, </text:p>
        <text:p text:style-name="P1"/>
        <text:p text:style-name="P1">所以我愛請大家注意。</text:p>
        <text:p text:style-name="P1">sóo-í guá ài tshiánn tāi-ke tsù-ì. </text:p>
        <text:p text:style-name="P1"/>
        <text:p text:style-name="P1">我佇遮所排列的新話，</text:p>
        <text:p text:style-name="P1">Guá tī tsia sóo pâi-lia̍t ê sin uē, </text:p>
        <text:p text:style-name="P1"/>
        <text:p text:style-name="P1">是對我自己獨斷的；</text:p>
        <text:p text:style-name="P1">sī uì guá tsū-kí to̍k-tuàn --ê; </text:p>
        <text:p text:style-name="P1"/>
        <text:p text:style-name="P1">就是我對我的經驗，</text:p>
        <text:p text:style-name="P1">tō sī guá tuì guá ê king-giām, </text:p>
        <text:p text:style-name="P1"/>
        <text:p text:style-name="P1">若捌聽見有人捌用，</text:p>
        <text:p text:style-name="P1">nā bat thiann-kìnn ū lâng bat īng, </text:p>
        <text:p text:style-name="P1"/>
        <text:p text:style-name="P1">就共伊記載落去。</text:p>
        <text:p text:style-name="P1">tō kā i kì-tsài --lo̍h-khì. </text:p>
        <text:p text:style-name="P1"/>
        <text:p text:style-name="P1">若是看報的人想講，</text:p>
        <text:p text:style-name="P1">Nā-sī khuànn pò ê lâng sīunn kóng, </text:p>
        <text:p text:style-name="P1"/>
        <text:p text:style-name="P1">這款的話恁毋捌聽見，</text:p>
        <text:p text:style-name="P1">tsit khuán ê uē lín m̄ bat thiann-kìnn, </text:p>
        <text:p text:style-name="P1"/>
        <text:p text:style-name="P1">請恁無細膩通知我知，</text:p>
        <text:p text:style-name="P1">tshiánn lín bô-sè-jī thong-ti guá tsai, </text:p>
        <text:p text:style-name="P1"/>
        <text:p text:style-name="P1">予我通好知遐的話所咧通行的程度。</text:p>
        <text:p text:style-name="P1">hōo guá thang hó tsai hia-ê uē sóo teh thong-hîng ê thîng-tōo. </text:p>
        <text:p text:style-name="P1"/>
        <text:p text:style-name="P1"/>
        <text:p text:style-name="P2">又閣若我所咧解說的註解，</text:p>
        <text:p text:style-name="P1">Īu-koh nā guá sóo teh ké-sueh ê tsù-kái, </text:p>
        <text:p text:style-name="P1"/>
        <text:p text:style-name="P1">無論是語源，</text:p>
        <text:p text:style-name="P1">bô lūn sī gú-guân, </text:p>
        <text:p text:style-name="P1"/>
        <text:p text:style-name="P1">抑是意思有佮恁的意見無相同的所在，</text:p>
        <text:p text:style-name="P1">ia̍h-sī ì-sù ū kap lín ê ì-kiàn bô sann-tâng ê sóo-tsāi, </text:p>
        <text:p text:style-name="P1"/>
        <text:p text:style-name="P1">也紲請恁無細膩來指教，</text:p>
        <text:p text:style-name="P1">iā suà tshiánn lín bô-sè-jī lâi tsí-kàu, </text:p>
        <text:p text:style-name="P1"/>
        <text:p text:style-name="P1">是所大向望。</text:p>
        <text:p text:style-name="P1">sī sóo tuā ǹg-bāng.</text:p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1:38:02.579801391</dc:date>
    <meta:editing-duration>PT5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7" meta:paragraph-count="249" meta:word-count="2086" meta:character-count="6042" meta:non-whitespace-character-count="5085"/>
  </office:meta>
</office:document-meta>
</file>